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Standard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Inscription à la forge<text:tab/>1</text:p>
          <text:p text:style-name="P1">Installation de NetBeans<text:tab/>1</text:p>
        </text:index-body>
      </text:table-of-content>
      <text:h text:style-name="Heading_20_1" text:outline-level="1"/>
      <text:h text:style-name="Heading_20_1" text:outline-level="1">Inscription à la forge</text:h>
      <text:p text:style-name="Standard"><text:a xlink:type="simple" xlink:href="https://redmine.forge.gouv.qc.ca/">https://redmine.forge.gouv.qc.ca/</text:a></text:p>
      <text:list xml:id="list8347778448061288535" text:style-name="L1">
        <text:list-item>
          <text:p text:style-name="P2">S'enregistrer</text:p>
        </text:list-item>
        <text:list-item>
          <text:p text:style-name="P2">Enregistrement de nouvel utilisateur</text:p>
        </text:list-item>
        <text:list-item>
          <text:p text:style-name="P2">Remplir le formulaire</text:p>
        </text:list-item>
        <text:list-item>
          <text:p text:style-name="P2">Confirmer via le lien envoyé par courriel</text:p>
        </text:list-item>
        <text:list-item>
          <text:p text:style-name="P2">Se déconnecter, puis de reconnecter à la forge</text:p>
        </text:list-item>
        <text:list-item>
          <text:p text:style-name="P2">Demander à Luc de donner les permissions pour ce nouveau compte</text:p>
        </text:list-item>
        <text:list-item>
          <text:p text:style-name="P2">Accéder à Gitlab (<text:a xlink:type="simple" xlink:href="https://gitlab.forge.gouv.qc.ca/">https://gitlab.forge.gouv.qc.ca/</text:a>)</text:p>
        </text:list-item>
      </text:list>
      <text:p text:style-name="Standard"/>
      <text:h text:style-name="Heading_20_1" text:outline-level="1">Installation de NetBeans</text:h>
      <text:list xml:id="list6771815833007124806" text:style-name="L2">
        <text:list-item>
          <text:p text:style-name="P3"><text:a xlink:type="simple" xlink:href="https://netbeans.org/downloads/">https://netbeans.org/downloads/</text:a></text:p>
        </text:list-item>
        <text:list-item>
          <text:p text:style-name="P3">Télécharger et installer la version HTML5 &amp; PHP</text:p>
        </text:list-item>
        <text:list-item>
          <text:p text:style-name="P3">Au besoink, un lien vers le JDK à installer est disponible vers la page de téléchargement de NetBeans</text:p>
        </text:list-item>
      </text:list>
      <text:h text:style-name="Heading_20_1" text:outline-level="1">Installation des outils GIT</text:h>
      <text:list xml:id="list7358398674707568957" text:style-name="L3">
        <text:list-item>
          <text:p text:style-name="P4">Voir doc de Frédéric</text:p>
        </text:list-item>
      </text:list>
      <text:h text:style-name="Heading_20_1" text:outline-level="1">Installation de WAMP</text:h>
      <text:list xml:id="list7839233066969408936" text:style-name="L4">
        <text:list-item>
          <text:p text:style-name="P5">Lecteur geodoc, sous \projets\160-IGO-Infrastructure géomatique ouverte\Procédures\Outils de développement\WampInstall</text:p>
        </text:list-item>
      </text:list>
      <text:h text:style-name="Heading_20_1" text:outline-level="1">Installation de Phalcon</text:h>
      <text:list xml:id="list8905169688329303756" text:style-name="L5">
        <text:list-item>
          <text:p text:style-name="P6"><text:a xlink:type="simple" xlink:href="http://phalconphp.com/fr/">http://phalconphp.com/fr/</text:a></text:p>
        </text:list-item>
        <text:list-item>
          <text:p text:style-name="P6">Téléchargement de la version Windows</text:p>
          <text:list>
            <text:list-item>
              <text:p text:style-name="P6">Télécharger, DLLs Windows</text:p>
            </text:list-item>
            <text:list-item>
              <text:p text:style-name="P6">Prendre la version correspondante à la version PHP du WAMP</text:p>
            </text:list-item>
            <text:list-item>
              <text:p text:style-name="P6">Suivre le Guide connexe <text:span text:style-name="T1">Installer sur WAMP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2S</meta:editing-duration>
    <meta:editing-cycles>7</meta:editing-cycles>
    <meta:generator>OpenOffice/4.0.0$Win32 OpenOffice.org_project/400m3$Build-9702</meta:generator>
    <dc:date>2014-05-08T09:21:15.09</dc:date>
    <meta:document-statistic meta:table-count="0" meta:image-count="0" meta:object-count="0" meta:page-count="1" meta:paragraph-count="26" meta:word-count="150" meta:character-count="1008"/>
    <meta:user-defined meta:name="Info 1"/>
    <meta:user-defined meta:name="Info 2"/>
    <meta:user-defined meta:name="Info 3"/>
    <meta:user-defined meta:name="Info 4"/>
  </office:meta>
</office:document-meta>
</file>